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automatic-styles>
    <style:style style:name="Table1" style:family="table">
      <style:table-properties style:width="4.9681in" table:align="left" style:writing-mode="lr-tb"/>
    </style:style>
    <style:style style:name="Table1.A" style:family="table-column">
      <style:table-column-properties style:column-width="1.5299in"/>
    </style:style>
    <style:style style:name="Table1.B" style:family="table-column">
      <style:table-column-properties style:column-width="3.43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orizontal_20_Line">
      <style:text-properties style:font-name="Liberation Serif" fo:font-size="12pt" style:font-size-asian="12pt" style:font-size-complex="12pt"/>
    </style:style>
    <style:style style:name="P2" style:family="paragraph" style:parent-style-name="Heading_20_1">
      <style:paragraph-properties fo:text-align="center" style:justify-single-word="false" style:writing-mode="lr-tb"/>
      <style:text-properties style:font-name="Liberation Serif" fo:font-size="12pt" officeooo:rsid="00090a0e" officeooo:paragraph-rsid="00090a0e" style:font-size-asian="12pt" style:font-size-complex="12pt"/>
    </style:style>
    <style:style style:name="P3" style:family="paragraph" style:parent-style-name="Heading_20_2">
      <style:paragraph-properties fo:line-height="200%" fo:text-align="start" style:justify-single-word="false" style:writing-mode="lr-tb"/>
    </style:style>
    <style:style style:name="P4" style:family="paragraph" style:parent-style-name="Heading_20_2">
      <style:paragraph-properties fo:line-height="200%"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5" style:family="paragraph" style:parent-style-name="Heading_20_2">
      <style:text-properties style:font-name="Liberation Serif" fo:font-size="12pt" style:font-size-asian="12pt" style:font-size-complex="12pt"/>
    </style:style>
    <style:style style:name="P6" style:family="paragraph" style:parent-style-name="Heading_20_2" style:list-style-name="L8">
      <style:text-properties style:font-name="Liberation Serif" fo:font-size="12pt" style:font-size-asian="12pt" style:font-size-complex="12pt"/>
    </style:style>
    <style:style style:name="P7" style:family="paragraph" style:parent-style-name="Heading_20_3">
      <style:paragraph-properties fo:line-height="200%"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8" style:family="paragraph" style:parent-style-name="Heading_20_3">
      <style:text-properties style:font-name="Liberation Serif" fo:font-size="12pt" style:font-size-asian="12pt" style:font-size-complex="12pt"/>
    </style:style>
    <style:style style:name="P9" style:family="paragraph" style:parent-style-name="Table_20_Contents">
      <style:text-properties style:font-name="Liberation Serif" fo:font-size="12pt" style:font-size-asian="12pt" style:font-size-complex="12pt"/>
    </style:style>
    <style:style style:name="P10" style:family="paragraph" style:parent-style-name="Table_20_Heading">
      <style:text-properties style:font-name="Liberation Serif" fo:font-size="12pt" style:font-size-asian="12pt" style:font-size-complex="12pt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8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>
      <style:paragraph-properties fo:text-align="start" style:justify-single-word="false" style:writing-mode="lr-tb"/>
      <style:text-properties style:font-name="Liberation Serif" fo:font-size="12pt" style:font-size-asian="12pt" style:font-size-complex="12pt"/>
    </style:style>
    <style:style style:name="P21" style:family="paragraph" style:parent-style-name="Text_20_body">
      <style:text-properties style:font-name="Liberation Serif" fo:font-size="12pt" style:font-size-asian="12pt" style:font-size-complex="12pt"/>
    </style:style>
    <style:style style:name="P22" style:family="paragraph" style:parent-style-name="Text_20_body" style:list-style-name="L1">
      <style:text-properties style:font-name="Liberation Serif" fo:font-size="12pt" style:font-size-asian="12pt" style:font-size-complex="12pt"/>
    </style:style>
    <style:style style:name="P23" style:family="paragraph" style:parent-style-name="Text_20_body" style:list-style-name="L3">
      <style:text-properties style:font-name="Liberation Serif" fo:font-size="12pt" style:font-size-asian="12pt" style:font-size-complex="12pt"/>
    </style:style>
    <style:style style:name="P24" style:family="paragraph" style:parent-style-name="Text_20_body" style:list-style-name="L4">
      <style:text-properties style:font-name="Liberation Serif" fo:font-size="12pt" style:font-size-asian="12pt" style:font-size-complex="12pt"/>
    </style:style>
    <style:style style:name="P25" style:family="paragraph" style:parent-style-name="Text_20_body" style:list-style-name="L5">
      <style:text-properties style:font-name="Liberation Serif" fo:font-size="12pt" style:font-size-asian="12pt" style:font-size-complex="12pt"/>
    </style:style>
    <style:style style:name="P26" style:family="paragraph" style:parent-style-name="Text_20_body" style:list-style-name="L8">
      <style:text-properties style:font-name="Liberation Serif" fo:font-size="12pt" style:font-size-asian="12pt" style:font-size-complex="12pt"/>
    </style:style>
    <style:style style:name="P27" style:family="paragraph" style:parent-style-name="Text_20_body" style:list-style-name="L10">
      <style:text-properties style:font-name="Liberation Serif" fo:font-size="12pt" style:font-size-asian="12pt" style:font-size-complex="12pt"/>
    </style:style>
    <style:style style:name="P28" style:family="paragraph" style:parent-style-name="Text_20_body" style:list-style-name="L11">
      <style:text-properties style:font-name="Liberation Serif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90a0e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officeooo:rsid="00090a0e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090a0e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090a0e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Chase Leinart</text:p>
      <text:p text:style-name="P20">Professor Heusser</text:p>
      <text:p text:style-name="P20">CS-210 – Survey of Programming Languages</text:p>
      <text:p text:style-name="P20">2025-0<text:span text:style-name="T4">4-20</text:span></text:p>
      <text:h text:style-name="P2" text:outline-level="1"><text:span text:style-name="T9">Design and Functionality of Grocery-Tracking Program</text:span></text:h>
      <text:p text:style-name="P20"/>
      <text:h text:style-name="P4" text:outline-level="2">1. Introduction</text:h>
      <text:p text:style-name="P21">The Corner Grocer Item Tracking Program is a command-line tool that reads a chronological list of purchased grocery items from a text file, computes how many times each item was purchased, and presents that information <text:span text:style-name="T4">in various formats according to user selections</text:span>. The program’s <text:span text:style-name="T4">features include:</text:span></text:p>
      <text:list xml:id="list1095678245" text:style-name="L1">
        <text:list-item>
          <text:p text:style-name="P22">Provid<text:span text:style-name="T4">ing</text:span> frequency data for <text:span text:style-name="T4">produce section</text:span> layout optimization</text:p>
        </text:list-item>
        <text:list-item>
          <text:p text:style-name="P22">Automatic backup <text:span text:style-name="T4">of inventory summary </text:span>to a file at startup</text:p>
        </text:list-item>
        <text:list-item>
          <text:p text:style-name="P22"><text:span text:style-name="T4">A</text:span> simple, menu-driven interface with <text:span text:style-name="T4">input validation</text:span></text:p>
          <text:p text:style-name="P22"/>
        </text:list-item>
      </text:list>
      <text:h text:style-name="P5" text:outline-level="2">2. File &amp; Module Structur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0">File</text:p>
            </table:table-cell>
            <table:table-cell table:style-name="Table1.A1" office:value-type="string">
              <text:p text:style-name="P10">Responsibilitie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<text:span text:style-name="T7">GroceryTracker.h</text:span></text:span></text:p>
          </table:table-cell>
          <table:table-cell table:style-name="Table1.A1" office:value-type="string">
            <text:p text:style-name="P9">Class declaration: members, method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7">GroceryTracker.cpp</text:span></text:span></text:p>
          </table:table-cell>
          <table:table-cell table:style-name="Table1.A1" office:value-type="string">
            <text:p text:style-name="P9">Class implementation: file I/O, map logic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<text:span text:style-name="T8">CornerGrocer</text:span></text:span><text:span text:style-name="Strong_20_Emphasis"><text:span text:style-name="T7">.cpp</text:span></text:span></text:p>
          </table:table-cell>
          <table:table-cell table:style-name="Table1.A1" office:value-type="string">
            <text:p text:style-name="P9">Application logic: menu loop, user I/O, validation</text:p>
          </table:table-cell>
        </table:table-row>
      </table:table>
      <text:p text:style-name="Text_20_body"><text:span text:style-name="T7"/></text:p>
      <text:h text:style-name="P7" text:outline-level="3">Public Interface</text:h>
      <text:list text:style-name="L3">
        <text:list-item>
          <text:p text:style-name="P11"><text:span text:style-name="Source_20_Text"><text:span text:style-name="T7">GroceryTracker(const std::string&amp; inputFilename)</text:span></text:span></text:p>
          <text:list>
            <text:list-item>
              <text:p text:style-name="P11"><text:span text:style-name="T7">Calls </text:span><text:span text:style-name="Source_20_Text"><text:span text:style-name="T7">loadItems(...)</text:span></text:span><text:span text:style-name="T7"> to parse purchases.</text:span></text:p>
            </text:list-item>
            <text:list-item>
              <text:p text:style-name="P11"><text:span text:style-name="T7">Immediately calls </text:span><text:span text:style-name="Source_20_Text"><text:span text:style-name="T7">saveBackup("frequency.dat")</text:span></text:span><text:span text:style-name="T7">.</text:span></text:p>
            </text:list-item>
          </text:list>
        </text:list-item>
        <text:list-item>
          <text:p text:style-name="P11"><text:span text:style-name="Source_20_Text"><text:span text:style-name="T7">void saveBackup(const std::string&amp; backupFilename) const</text:span></text:span></text:p>
          <text:list>
            <text:list-item>
              <text:p text:style-name="P11"><text:span text:style-name="T7">Writes every </text:span><text:span text:style-name="Source_20_Text"><text:span text:style-name="T7">&lt;item&gt; &lt;count&gt;</text:span></text:span><text:span text:style-name="T7"> pair to backup file.</text:span></text:p>
            </text:list-item>
          </text:list>
        </text:list-item>
        <text:list-item>
          <text:p text:style-name="P11"><text:span text:style-name="Source_20_Text"><text:span text:style-name="T7">int findItemFrequency(const std::string&amp; item) const</text:span></text:span></text:p>
          <text:list>
            <text:list-item>
              <text:p text:style-name="P23">Returns the count for a single item (0 if not found).</text:p>
            </text:list-item>
          </text:list>
        </text:list-item>
        <text:list-item>
          <text:p text:style-name="P11"><text:span text:style-name="Source_20_Text"><text:span text:style-name="T7">void printAllItems() const</text:span></text:span></text:p>
          <text:list>
            <text:list-item>
              <text:p text:style-name="P23">Prints a two-column table of items and counts.</text:p>
            </text:list-item>
          </text:list>
        </text:list-item>
        <text:list-item>
          <text:p text:style-name="P11"><text:soft-page-break/><text:span text:style-name="Source_20_Text"><text:span text:style-name="T7">void printHistogram() const</text:span></text:span></text:p>
          <text:list>
            <text:list-item>
              <text:p text:style-name="P11"><text:span text:style-name="T7">Prints each item name followed by a number of </text:span><text:span text:style-name="Source_20_Text"><text:span text:style-name="T7">*</text:span></text:span><text:span text:style-name="T7"> characters equal to its count.</text:span></text:p>
            </text:list-item>
          </text:list>
        </text:list-item>
      </text:list>
      <text:h text:style-name="P3" text:outline-level="2"><text:span text:style-name="T7">3. Class Design: </text:span><text:span text:style-name="Source_20_Text"><text:span text:style-name="T7">GroceryTracker</text:span></text:span></text:h>
      <text:h text:style-name="P8" text:outline-level="3">Private Members</text:h>
      <text:list text:style-name="L4">
        <text:list-item>
          <text:p text:style-name="P12"><text:span text:style-name="Source_20_Text"><text:span text:style-name="T7">std::map&lt;std::string,int&gt; itemFrequency;</text:span></text:span></text:p>
          <text:list>
            <text:list-item>
              <text:p text:style-name="P24">Efficiently stores each item name and its count.</text:p>
            </text:list-item>
            <text:list-item>
              <text:p text:style-name="P24">Provides <text:span text:style-name="T4">efficient</text:span> insertion and lookup.</text:p>
            </text:list-item>
          </text:list>
        </text:list-item>
        <text:list-item>
          <text:p text:style-name="P12"><text:span text:style-name="Source_20_Text"><text:span text:style-name="T7">void loadItems(const std::string&amp;)</text:span></text:span></text:p>
          <text:list>
            <text:list-item>
              <text:p text:style-name="P12"><text:span text:style-name="T7">Reads the input file and populates </text:span><text:span text:style-name="Source_20_Text"><text:span text:style-name="T7">itemFrequency</text:span></text:span><text:span text:style-name="T7">.</text:span></text:p>
            </text:list-item>
          </text:list>
        </text:list-item>
      </text:list>
      <text:h text:style-name="P8" text:outline-level="3">Public Interface</text:h>
      <text:list text:style-name="L5">
        <text:list-item>
          <text:p text:style-name="P13"><text:span text:style-name="Source_20_Text"><text:span text:style-name="T7">GroceryTracker(const std::string&amp; inputFilename)</text:span></text:span></text:p>
          <text:list>
            <text:list-item>
              <text:p text:style-name="P13"><text:span text:style-name="T7">Calls </text:span><text:span text:style-name="Source_20_Text"><text:span text:style-name="T7">loadItems(...)</text:span></text:span><text:span text:style-name="T7"> to parse purchases.</text:span></text:p>
            </text:list-item>
            <text:list-item>
              <text:p text:style-name="P13"><text:span text:style-name="T7">Immediately calls </text:span><text:span text:style-name="Source_20_Text"><text:span text:style-name="T7">saveBackup("frequency.dat")</text:span></text:span><text:span text:style-name="T7">.</text:span></text:p>
            </text:list-item>
          </text:list>
        </text:list-item>
        <text:list-item>
          <text:p text:style-name="P13"><text:span text:style-name="Source_20_Text"><text:span text:style-name="T8">v</text:span></text:span><text:span text:style-name="Source_20_Text"><text:span text:style-name="T7">oid </text:span></text:span><text:span text:style-name="Source_20_Text"><text:span text:style-name="T8">s</text:span></text:span><text:bookmark-start text:name="__DdeLink__61_3973677019"/><text:span text:style-name="Source_20_Text"><text:span text:style-name="T7">aveBackup(const std::string&amp; backupFilename) const</text:span></text:span><text:bookmark-end text:name="__DdeLink__61_3973677019"/></text:p>
          <text:list>
            <text:list-item>
              <text:p text:style-name="P13"><text:span text:style-name="T7">Writes every </text:span><text:span text:style-name="Source_20_Text"><text:span text:style-name="T7">&lt;item&gt; &lt;count&gt;</text:span></text:span><text:span text:style-name="T7"> pair to backup file.</text:span></text:p>
            </text:list-item>
          </text:list>
        </text:list-item>
        <text:list-item>
          <text:p text:style-name="P13"><text:span text:style-name="Source_20_Text"><text:span text:style-name="T7">int findItemFrequency(const std::string&amp; item) const</text:span></text:span></text:p>
          <text:list>
            <text:list-item>
              <text:p text:style-name="P25">Returns the count for a single item.</text:p>
            </text:list-item>
          </text:list>
        </text:list-item>
        <text:list-item>
          <text:p text:style-name="P13"><text:span text:style-name="Source_20_Text"><text:span text:style-name="T7">void printAllItems() const</text:span></text:span></text:p>
          <text:list>
            <text:list-item>
              <text:p text:style-name="P25">Prints a two-column table of items and counts.</text:p>
            </text:list-item>
          </text:list>
        </text:list-item>
        <text:list-item>
          <text:p text:style-name="P13"><text:span text:style-name="Source_20_Text"><text:span text:style-name="T7">void printHistogram() const</text:span></text:span></text:p>
          <text:list>
            <text:list-item>
              <text:p text:style-name="P13"><text:span text:style-name="T7">Prints each item name followed by a number of </text:span><text:span text:style-name="Source_20_Text"><text:span text:style-name="T7">*</text:span></text:span><text:span text:style-name="T7"> characters equal to its count.</text:span></text:p>
            </text:list-item>
          </text:list>
        </text:list-item>
      </text:list>
      <text:h text:style-name="P4" text:outline-level="2">4. Data Flow &amp; File I/O</text:h>
      <text:list text:style-name="L6">
        <text:list-item>
          <text:p text:style-name="P14"><text:span text:style-name="Strong_20_Emphasis"><text:span text:style-name="T7">Startup</text:span></text:span></text:p>
          <text:list>
            <text:list-item>
              <text:p text:style-name="P14"><text:span text:style-name="Source_20_Text"><text:span text:style-name="T7">main()</text:span></text:span><text:span text:style-name="T7"> instantiates </text:span><text:span text:style-name="Source_20_Text"><text:span text:style-name="T7">GroceryTracker</text:span></text:span><text:span text:style-name="T7"> with the input filename.</text:span></text:p>
            </text:list-item>
            <text:list-item>
              <text:p text:style-name="P14"><text:span text:style-name="T7">Constructor calls </text:span><text:span text:style-name="Source_20_Text"><text:span text:style-name="T7">loadItems()</text:span></text:span><text:span text:style-name="T7">:</text:span></text:p>
              <text:list>
                <text:list-item>
                  <text:p text:style-name="P14"><text:span text:style-name="T7">Opens </text:span><text:span text:style-name="Source_20_Text"><text:span text:style-name="T7">CS210_Project_Three_Input_File.txt</text:span></text:span><text:span text:style-name="T7"> via </text:span><text:span text:style-name="Source_20_Text"><text:span text:style-name="T7">std::ifstream</text:span></text:span><text:span text:style-name="T7">.</text:span></text:p>
                </text:list-item>
                <text:list-item>
                  <text:p text:style-name="P14"><text:span text:style-name="T7">Increments </text:span><text:span text:style-name="Source_20_Text"><text:span text:style-name="T7">itemFrequency[item]</text:span></text:span><text:span text:style-name="T7"> for each word read.</text:span></text:p>
                </text:list-item>
                <text:list-item>
                  <text:p text:style-name="P14"><text:span text:style-name="T7">On failure to open, writes an error to </text:span><text:span text:style-name="Source_20_Text"><text:span text:style-name="T7">std::cerr</text:span></text:span><text:span text:style-name="T7"> and </text:span><text:span text:style-name="Source_20_Text"><text:span text:style-name="T7">std::exit(1)</text:span></text:span><text:span text:style-name="T7">.</text:span></text:p>
                </text:list-item>
              </text:list>
            </text:list-item>
          </text:list>
        </text:list-item>
        <text:list-item>
          <text:p text:style-name="P14"><text:span text:style-name="Strong_20_Emphasis"><text:span text:style-name="T7">Backup Creation</text:span></text:span></text:p>
          <text:list>
            <text:list-item>
              <text:p text:style-name="P14"><text:soft-page-break/><text:span text:style-name="T7">Immediately after loading, </text:span><text:span text:style-name="Source_20_Text"><text:span text:style-name="T7">saveBackup()</text:span></text:span><text:span text:style-name="T7"> writes to </text:span><text:span text:style-name="Source_20_Text"><text:span text:style-name="T7">frequency.dat</text:span></text:span><text:span text:style-name="T7"> using </text:span><text:span text:style-name="Source_20_Text"><text:span text:style-name="T7">std::ofstream</text:span></text:span><text:span text:style-name="T7">.</text:span></text:p>
            </text:list-item>
          </text:list>
        </text:list-item>
        <text:list-item>
          <text:p text:style-name="P14"><text:span text:style-name="Strong_20_Emphasis"><text:span text:style-name="T7">Runtime Queries</text:span></text:span></text:p>
          <text:list>
            <text:list-item>
              <text:p text:style-name="P14"><text:span text:style-name="T7">User selects options from the menu; the program reads from </text:span><text:span text:style-name="Source_20_Text"><text:span text:style-name="T7">itemFrequency</text:span></text:span><text:span text:style-name="T7"> without additional file operations.</text:span></text:p>
            </text:list-item>
          </text:list>
        </text:list-item>
      </text:list>
      <text:h text:style-name="P4" text:outline-level="2">5. User Interface &amp; Input Validation</text:h>
      <text:list xml:id="list2442211340" text:style-name="L8">
        <text:list-item>
          <text:p text:style-name="P15"><text:span text:style-name="Strong_20_Emphasis"><text:span text:style-name="T7">Menu Loop</text:span></text:span></text:p>
          <text:list>
            <text:list-item>
              <text:p text:style-name="P26">1. Search for an item's frequency <text:s/></text:p>
            </text:list-item>
            <text:list-item>
              <text:p text:style-name="P26">2. Print all item frequencies <text:s/></text:p>
            </text:list-item>
            <text:list-item>
              <text:p text:style-name="P26">3. Print item histogram <text:s/></text:p>
            </text:list-item>
            <text:list-item>
              <text:p text:style-name="P26">4. Exit <text:s/></text:p>
            </text:list-item>
            <text:list-item>
              <text:p text:style-name="P26">Enter your choice: </text:p>
            </text:list-item>
          </text:list>
        </text:list-item>
        <text:list-item>
          <text:p text:style-name="P15"><text:span text:style-name="Strong_20_Emphasis"><text:span text:style-name="T7">Validation Strategy</text:span></text:span></text:p>
        </text:list-item>
      </text:list>
      <text:list xml:id="list3666346836" text:style-name="L10">
        <text:list-item>
          <text:list>
            <text:list-item>
              <text:p text:style-name="P16"><text:span text:style-name="T7">After reading </text:span><text:span text:style-name="Source_20_Text"><text:span text:style-name="T7">int choice; std::cin &gt;&gt; choice;</text:span></text:span></text:p>
            </text:list-item>
            <text:list-item>
              <text:p text:style-name="P16"><text:span text:style-name="T7">If </text:span><text:span text:style-name="Source_20_Text"><text:span text:style-name="T7">std::cin.fail()</text:span></text:span><text:span text:style-name="T7"> or </text:span><text:span text:style-name="Source_20_Text"><text:span text:style-name="T7">choice</text:span></text:span><text:span text:style-name="T7"> out of </text:span><text:span text:style-name="Source_20_Text"><text:span text:style-name="T7">[1,4]</text:span></text:span><text:span text:style-name="T7">:</text:span></text:p>
            </text:list-item>
            <text:list-item>
              <text:p text:style-name="P16"><text:span text:style-name="T7">Call </text:span><text:span text:style-name="Source_20_Text"><text:span text:style-name="T7">std::cin.clear(); std::cin.ignore(...)</text:span></text:span><text:span text:style-name="T7">;</text:span></text:p>
            </text:list-item>
            <text:list-item>
              <text:p text:style-name="P27">Prompt again until a valid number is entered.</text:p>
            </text:list-item>
          </text:list>
        </text:list-item>
      </text:list>
      <text:list xml:id="list211846230216088" text:continue-list="list2442211340" text:style-name="L8">
        <text:list-item>
          <text:list>
            <text:list-item>
              <text:h text:style-name="P6" text:outline-level="2">6. Output Formatting</text:h>
            </text:list-item>
          </text:list>
        </text:list-item>
      </text:list>
      <text:list text:style-name="L11">
        <text:list-item>
          <text:p text:style-name="P17"><text:span text:style-name="Strong_20_Emphasis"><text:span text:style-name="T7">Tabular Display</text:span></text:span><text:span text:style-name="T7"> (</text:span><text:span text:style-name="Source_20_Text"><text:span text:style-name="T7">printAllItems()</text:span></text:span><text:span text:style-name="T7">):</text:span></text:p>
          <text:list>
            <text:list-item>
              <text:p text:style-name="P17"><text:span text:style-name="T7">Uses </text:span><text:span text:style-name="Source_20_Text"><text:span text:style-name="T7">&lt;iomanip&gt;</text:span></text:span><text:span text:style-name="T7">: </text:span><text:span text:style-name="Source_20_Text"><text:span text:style-name="T7">std::setw(15)</text:span></text:span><text:span text:style-name="T7"> for item names, aligned left.</text:span></text:p>
            </text:list-item>
            <text:list-item>
              <text:p text:style-name="P28">Prints a header and divider line for readability.</text:p>
            </text:list-item>
          </text:list>
        </text:list-item>
        <text:list-item>
          <text:p text:style-name="P17"><text:span text:style-name="Strong_20_Emphasis"><text:span text:style-name="T7">Histogram Display</text:span></text:span><text:span text:style-name="T7"> (</text:span><text:span text:style-name="Source_20_Text"><text:span text:style-name="T7">printHistogram()</text:span></text:span><text:span text:style-name="T7">):</text:span></text:p>
          <text:list>
            <text:list-item>
              <text:p text:style-name="P17"><text:span text:style-name="T7">Prints each item, then a loop of </text:span><text:span text:style-name="Source_20_Text"><text:span text:style-name="T7">*</text:span></text:span></text:p>
            </text:list-item>
          </text:list>
        </text:list-item>
      </text:list>
      <text:h text:style-name="P5" text:outline-level="2">7. Error Handling &amp; Robustness</text:h>
      <text:list text:style-name="L12">
        <text:list-item>
          <text:p text:style-name="P18"><text:span text:style-name="Strong_20_Emphasis"><text:span text:style-name="T7">File Errors</text:span></text:span><text:span text:style-name="T7">: Fail-fast on inability to open input or backup files; avoids silent data loss.</text:span></text:p>
        </text:list-item>
        <text:list-item>
          <text:p text:style-name="P18"><text:span text:style-name="Strong_20_Emphasis"><text:span text:style-name="T7">Menu Errors</text:span></text:span><text:span text:style-name="T7">: Clears and ignores bad input, preventing infinite loops or crashes.</text:span></text:p>
        </text:list-item>
        <text:list-item>
          <text:p text:style-name="P18"><text:span text:style-name="Strong_20_Emphasis"><text:span text:style-name="T7">Data Integrity</text:span></text:span><text:span text:style-name="T7">: Uses </text:span><text:span text:style-name="Source_20_Text"><text:span text:style-name="T7">std::map</text:span></text:span><text:span text:style-name="T7"> to ensure no duplicate keys and accurate counting.</text:span></text:p>
        </text:list-item>
      </text:list>
      <text:p text:style-name="P1"/>
      <text:h text:style-name="P5" text:outline-level="2"><text:soft-page-break/>8. Extensibility &amp; Best Practices</text:h>
      <text:list text:style-name="L13">
        <text:list-item>
          <text:p text:style-name="P19"><text:span text:style-name="Strong_20_Emphasis"><text:span text:style-name="T7">Adding Features</text:span></text:span><text:span text:style-name="T7">: To support new statistics (e.g., most-purchased item), simply add methods to </text:span><text:span text:style-name="Source_20_Text"><text:span text:style-name="T7">GroceryTracker</text:span></text:span><text:span text:style-name="T7">.</text:span></text:p>
        </text:list-item>
        <text:list-item>
          <text:p text:style-name="P19"><text:span text:style-name="Strong_20_Emphasis"><text:span text:style-name="T7">Maintainability</text:span></text:span><text:span text:style-name="T7">: Clear function names, inline comments at key logic points, and modular separation.</text:span></text:p>
        </text:list-item>
        <text:list-item>
          <text:p text:style-name="P19"><text:span text:style-name="Strong_20_Emphasis"><text:span text:style-name="T7">Documentation</text:span></text:span><text:span text:style-name="T7">: This write-up, coupled with code comments, meets industry standards for readability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1" fo:font-family="'Liberation Serif'" style:font-family-generic="swiss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20:17:25</meta:creation-date>
    <dc:language>en-US</dc:language>
    <dc:date>2025-04-20T23:57:01.939339341</dc:date>
    <meta:editing-cycles>7</meta:editing-cycles>
    <meta:editing-duration>PT4H58M18S</meta:editing-duration>
    <meta:generator>LibreOffice/7.4.7.2$Linux_X86_64 LibreOffice_project/40$Build-2</meta:generator>
    <meta:document-statistic meta:table-count="1" meta:image-count="0" meta:object-count="0" meta:page-count="4" meta:paragraph-count="88" meta:word-count="591" meta:character-count="3951" meta:non-whitespace-character-count="3501"/>
    <meta:user-defined meta:name="AppVersion">15.0000</meta:user-defined>
  </office:meta>
</office:document-meta>
</file>